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832ec" officeooo:paragraph-rsid="000832ec"/>
    </style:style>
    <style:style style:name="P2" style:family="paragraph" style:parent-style-name="Standard">
      <style:text-properties officeooo:rsid="00091d04" officeooo:paragraph-rsid="00091d04"/>
    </style:style>
    <style:style style:name="P3" style:family="paragraph" style:parent-style-name="Standard">
      <style:text-properties fo:font-style="italic" officeooo:rsid="0009b4f2" officeooo:paragraph-rsid="0009b4f2" style:font-style-asian="italic" style:font-style-complex="italic"/>
    </style:style>
    <style:style style:name="P4" style:family="paragraph" style:parent-style-name="Standard">
      <style:text-properties fo:font-style="normal" officeooo:rsid="0009b4f2" officeooo:paragraph-rsid="0009b4f2" style:font-style-asian="normal" style:font-style-complex="normal"/>
    </style:style>
    <style:style style:name="P5" style:family="paragraph" style:parent-style-name="Standard">
      <style:text-properties fo:font-style="normal" officeooo:rsid="000b68ce" officeooo:paragraph-rsid="000b68ce" style:font-style-asian="normal" style:font-style-complex="normal"/>
    </style:style>
    <style:style style:name="P6" style:family="paragraph" style:parent-style-name="Standard">
      <style:text-properties fo:font-style="normal" officeooo:rsid="000e52c5" officeooo:paragraph-rsid="000e52c5" style:font-style-asian="normal" style:font-style-complex="normal"/>
    </style:style>
    <style:style style:name="P7" style:family="paragraph" style:parent-style-name="Standard">
      <style:text-properties style:use-window-font-color="true" style:font-name="Liberation Serif1" fo:font-style="normal" style:text-underline-style="solid" style:text-underline-width="auto" style:text-underline-color="font-color" fo:font-weight="bold" officeooo:rsid="001c3e38" officeooo:paragraph-rsid="001c3e38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use-window-font-color="true" style:font-name="Liberation Serif1" fo:font-style="normal" fo:font-weight="normal" officeooo:rsid="0010e07a" officeooo:paragraph-rsid="0010e07a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use-window-font-color="true" style:font-name="Liberation Serif1" fo:font-style="normal" fo:font-weight="normal" officeooo:rsid="0011cf73" officeooo:paragraph-rsid="0011cf73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use-window-font-color="true" style:font-name="Liberation Serif1" fo:font-style="normal" fo:font-weight="normal" officeooo:rsid="0012774e" officeooo:paragraph-rsid="0012774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use-window-font-color="true" style:font-name="Liberation Serif1" fo:font-style="normal" fo:font-weight="normal" officeooo:rsid="0012d88c" officeooo:paragraph-rsid="0012d88c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use-window-font-color="true" style:font-name="Liberation Serif1" fo:font-style="normal" style:text-underline-style="none" fo:font-weight="normal" officeooo:rsid="00141acf" officeooo:paragraph-rsid="00141ac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use-window-font-color="true" style:font-name="Liberation Serif1" fo:font-style="normal" style:text-underline-style="none" fo:font-weight="normal" officeooo:rsid="00173b8d" officeooo:paragraph-rsid="00173b8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use-window-font-color="true" style:font-name="Liberation Serif1" fo:font-style="normal" style:text-underline-style="none" fo:font-weight="normal" officeooo:rsid="001c3e38" officeooo:paragraph-rsid="001c3e3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use-window-font-color="true" style:font-name="Liberation Serif1" fo:font-style="normal" style:text-underline-style="none" fo:font-weight="normal" officeooo:rsid="001b7f6d" officeooo:paragraph-rsid="001b7f6d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use-window-font-color="true" style:font-name="Liberation Serif1" fo:font-style="italic" officeooo:rsid="0011cf73" officeooo:paragraph-rsid="0011cf73" style:font-style-asian="italic" style:font-style-complex="italic"/>
    </style:style>
    <style:style style:name="P17" style:family="paragraph" style:parent-style-name="Standard">
      <style:text-properties style:use-window-font-color="true" style:font-name="Liberation Serif1" fo:font-style="italic" officeooo:rsid="0012774e" officeooo:paragraph-rsid="0012774e" style:font-style-asian="italic" style:font-style-complex="italic"/>
    </style:style>
    <style:style style:name="P18" style:family="paragraph" style:parent-style-name="Standard">
      <style:text-properties style:use-window-font-color="true" style:font-name="Liberation Serif1" fo:font-style="italic" officeooo:rsid="0012d88c" officeooo:paragraph-rsid="0012d88c" style:font-style-asian="italic" style:font-style-complex="italic"/>
    </style:style>
    <style:style style:name="P19" style:family="paragraph" style:parent-style-name="Standard">
      <style:text-properties style:use-window-font-color="true" style:font-name="Liberation Serif1" fo:font-style="italic" fo:font-weight="normal" officeooo:rsid="00141acf" officeooo:paragraph-rsid="00141acf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normal" officeooo:rsid="0015da49" officeooo:paragraph-rsid="0015da49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17d260" officeooo:paragraph-rsid="0017d260" style:font-style-asian="italic" style:font-weight-asian="bold" style:font-style-complex="italic" style:font-weight-complex="bold"/>
    </style:style>
    <style:style style:name="P22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1e9640" officeooo:paragraph-rsid="001e9640" style:font-style-asian="italic" style:font-weight-asian="bold" style:font-style-complex="italic" style:font-weight-complex="bold"/>
    </style:style>
    <style:style style:name="P23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20338a" officeooo:paragraph-rsid="0020338a" style:font-style-asian="italic" style:font-weight-asian="bold" style:font-style-complex="italic" style:font-weight-complex="bold"/>
    </style:style>
    <style:style style:name="P24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21aded" officeooo:paragraph-rsid="0021aded" style:font-style-asian="italic" style:font-weight-asian="bold" style:font-style-complex="italic" style:font-weight-complex="bold"/>
    </style:style>
    <style:style style:name="P25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251a47" officeooo:paragraph-rsid="00251a47" style:font-style-asian="italic" style:font-weight-asian="bold" style:font-style-complex="italic" style:font-weight-complex="bold"/>
    </style:style>
    <style:style style:name="P26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264bde" officeooo:paragraph-rsid="00264bde" style:font-style-asian="italic" style:font-weight-asian="bold" style:font-style-complex="italic" style:font-weight-complex="bold"/>
    </style:style>
    <style:style style:name="P27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27fc07" officeooo:paragraph-rsid="0027fc07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b9c7b" officeooo:paragraph-rsid="002b9c7b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eb0d8" officeooo:paragraph-rsid="002eb0d8" style:font-style-asian="italic" style:font-weight-asian="bold" style:font-style-complex="italic" style:font-weight-complex="bold"/>
    </style:style>
    <style:style style:name="P30" style:family="paragraph" style:parent-style-name="Standard">
      <style:text-properties style:use-window-font-color="true" style:font-name="Liberation Serif1" fo:font-style="italic" style:text-underline-style="none" fo:font-weight="normal" officeooo:rsid="0017d260" officeooo:paragraph-rsid="0017d260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officeooo:rsid="000b68ce" officeooo:paragraph-rsid="000b68ce" style:font-style-asian="normal" style:font-style-complex="normal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officeooo:rsid="000cc340" officeooo:paragraph-rsid="000cc340" style:font-style-asian="normal" style:font-style-complex="normal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officeooo:rsid="000e52c5" officeooo:paragraph-rsid="000e52c5" style:font-style-asian="normal" style:font-style-complex="normal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fo:font-weight="normal" officeooo:rsid="000e568d" officeooo:paragraph-rsid="000e568d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fo:color="#ff0000" style:font-name="Nimbus Mono L" fo:font-style="normal" fo:font-weight="normal" officeooo:rsid="000e568d" officeooo:paragraph-rsid="000e568d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fo:color="#0000ff" style:font-name="Nimbus Mono L" fo:font-style="normal" fo:font-weight="normal" officeooo:rsid="000e568d" officeooo:paragraph-rsid="000e568d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style:use-window-font-color="true" style:font-name="Nimbus Mono L" fo:font-style="normal" style:text-underline-style="none" fo:font-weight="normal" officeooo:rsid="0017d260" officeooo:paragraph-rsid="0017d260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Nimbus Mono L" fo:font-style="normal" officeooo:rsid="000cc340" officeooo:paragraph-rsid="000cc340" style:font-style-asian="normal" style:font-style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officeooo:rsid="000e568d" officeooo:paragraph-rsid="000e568d" style:font-style-asian="normal" style:font-style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erif1" fo:font-style="normal" officeooo:rsid="000f9e15" officeooo:paragraph-rsid="000f9e15" style:font-style-asian="normal" style:font-style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erif1" fo:font-style="normal" style:text-underline-style="solid" style:text-underline-width="auto" style:text-underline-color="font-color" fo:font-weight="bold" officeooo:rsid="0019a247" officeooo:paragraph-rsid="0019a247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use-window-font-color="true" style:font-name="Nimbus Mono L" fo:font-style="normal" style:text-underline-style="none" fo:font-weight="normal" officeooo:rsid="0017d260" officeooo:paragraph-rsid="0017d260" style:font-style-asian="normal" style:font-weight-asian="normal" style:font-style-complex="normal" style:font-weight-complex="normal"/>
    </style:style>
    <style:style style:name="P43" style:family="paragraph" style:parent-style-name="Table_20_Contents">
      <style:text-properties fo:color="#ff0000" style:font-name="Liberation Serif1" fo:font-style="italic" fo:font-weight="bold" officeooo:rsid="001d7733" officeooo:paragraph-rsid="001d7733" style:font-style-asian="italic" style:font-weight-asian="bold" style:font-style-complex="italic" style:font-weight-complex="bold"/>
    </style:style>
    <style:style style:name="P44" style:family="paragraph" style:parent-style-name="Table_20_Contents">
      <style:text-properties fo:color="#009900" style:font-name="Liberation Serif1" fo:font-style="italic" fo:font-weight="bold" officeooo:rsid="001d7733" officeooo:paragraph-rsid="001d7733" style:font-style-asian="italic" style:font-weight-asian="bold" style:font-style-complex="italic" style:font-weight-complex="bold"/>
    </style:style>
    <style:style style:name="P45" style:family="paragraph" style:parent-style-name="Standard" style:list-style-name="L1">
      <style:text-properties officeooo:rsid="0009b4f2" officeooo:paragraph-rsid="0009b4f2"/>
    </style:style>
    <style:style style:name="P46" style:family="paragraph" style:parent-style-name="Standard" style:list-style-name="L1">
      <style:text-properties fo:font-style="italic" officeooo:rsid="0009b4f2" officeooo:paragraph-rsid="0009b4f2" style:font-style-asian="italic" style:font-style-complex="italic"/>
    </style:style>
    <style:style style:name="P47" style:family="paragraph" style:parent-style-name="Standard" style:list-style-name="L1">
      <style:text-properties fo:font-style="normal" officeooo:rsid="0009b4f2" officeooo:paragraph-rsid="0009b4f2" style:font-style-asian="normal" style:font-style-complex="normal"/>
    </style:style>
    <style:style style:name="P48" style:family="paragraph" style:parent-style-name="Standard" style:list-style-name="L2">
      <style:text-properties fo:font-style="normal" officeooo:rsid="0009b4f2" officeooo:paragraph-rsid="0009b4f2" style:font-style-asian="normal" style:font-style-complex="normal"/>
    </style:style>
    <style:style style:name="P49" style:family="paragraph" style:parent-style-name="Standard" style:list-style-name="L3">
      <style:text-properties style:use-window-font-color="true" style:font-name="Liberation Serif1" fo:font-style="normal" fo:font-weight="normal" officeooo:rsid="000f9e15" officeooo:paragraph-rsid="000f9e15" style:font-style-asian="normal" style:font-weight-asian="normal" style:font-style-complex="normal" style:font-weight-complex="normal"/>
    </style:style>
    <style:style style:name="P50" style:family="paragraph" style:parent-style-name="Standard" style:list-style-name="L4">
      <style:text-properties style:use-window-font-color="true" style:font-name="Liberation Serif1" fo:font-style="normal" fo:font-weight="normal" officeooo:rsid="0011cf73" officeooo:paragraph-rsid="0011cf73" style:font-style-asian="normal" style:font-weight-asian="normal" style:font-style-complex="normal" style:font-weight-complex="normal"/>
    </style:style>
    <style:style style:name="P51" style:family="paragraph" style:parent-style-name="Standard" style:list-style-name="L5">
      <style:text-properties style:use-window-font-color="true" style:font-name="Liberation Serif1" fo:font-style="normal" fo:font-weight="normal" officeooo:rsid="0012774e" officeooo:paragraph-rsid="0012774e" style:font-style-asian="normal" style:font-weight-asian="normal" style:font-style-complex="normal" style:font-weight-complex="normal"/>
    </style:style>
    <style:style style:name="P52" style:family="paragraph" style:parent-style-name="Standard" style:list-style-name="L7">
      <style:text-properties style:use-window-font-color="true" style:font-name="Liberation Serif1" fo:font-style="normal" style:text-underline-style="none" fo:font-weight="normal" officeooo:rsid="00141acf" officeooo:paragraph-rsid="00141acf" style:font-style-asian="normal" style:font-weight-asian="normal" style:font-style-complex="normal" style:font-weight-complex="normal"/>
    </style:style>
    <style:style style:name="P53" style:family="paragraph" style:parent-style-name="Standard" style:list-style-name="L8">
      <style:text-properties style:use-window-font-color="true" style:font-name="Liberation Serif1" fo:font-style="normal" style:text-underline-style="none" fo:font-weight="normal" officeooo:rsid="00173b8d" officeooo:paragraph-rsid="00173b8d" style:font-style-asian="normal" style:font-weight-asian="normal" style:font-style-complex="normal" style:font-weight-complex="normal"/>
    </style:style>
    <style:style style:name="P54" style:family="paragraph" style:parent-style-name="Standard" style:list-style-name="L10">
      <style:text-properties style:use-window-font-color="true" style:font-name="Liberation Serif1" fo:font-style="normal" style:text-underline-style="none" fo:font-weight="normal" officeooo:rsid="001c3e38" officeooo:paragraph-rsid="001c3e38" style:font-style-asian="normal" style:font-weight-asian="normal" style:font-style-complex="normal" style:font-weight-complex="normal"/>
    </style:style>
    <style:style style:name="P55" style:family="paragraph" style:parent-style-name="Standard" style:list-style-name="L10">
      <style:text-properties style:use-window-font-color="true" style:font-name="Liberation Serif1" fo:font-style="normal" style:text-underline-style="none" fo:font-weight="normal" officeooo:rsid="001b7f6d" officeooo:paragraph-rsid="001b7f6d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style:use-window-font-color="true" style:font-name="Liberation Serif1" fo:font-style="normal" style:text-underline-style="none" fo:font-weight="normal" officeooo:rsid="001e9640" officeooo:paragraph-rsid="001e9640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use-window-font-color="true" style:font-name="Liberation Serif1" fo:font-style="normal" style:text-underline-style="none" fo:font-weight="normal" officeooo:rsid="0020338a" officeooo:paragraph-rsid="0020338a" style:font-style-asian="normal" style:font-weight-asian="normal" style:font-style-complex="normal" style:font-weight-complex="normal"/>
    </style:style>
    <style:style style:name="P58" style:family="paragraph" style:parent-style-name="Standard" style:list-style-name="L11">
      <style:text-properties style:use-window-font-color="true" style:font-name="Liberation Serif1" fo:font-style="normal" style:text-underline-style="none" fo:font-weight="normal" officeooo:rsid="0020338a" officeooo:paragraph-rsid="0020338a" style:font-style-asian="normal" style:font-weight-asian="normal" style:font-style-complex="normal" style:font-weight-complex="normal"/>
    </style:style>
    <style:style style:name="P59" style:family="paragraph" style:parent-style-name="Standard" style:list-style-name="L12">
      <style:text-properties style:use-window-font-color="true" style:font-name="Liberation Serif1" fo:font-style="normal" style:text-underline-style="none" fo:font-weight="normal" officeooo:rsid="0021aded" officeooo:paragraph-rsid="0021aded" style:font-style-asian="normal" style:font-weight-asian="normal" style:font-style-complex="normal" style:font-weight-complex="normal"/>
    </style:style>
    <style:style style:name="P60" style:family="paragraph" style:parent-style-name="Standard" style:list-style-name="L12">
      <style:text-properties style:use-window-font-color="true" style:font-name="Liberation Serif1" fo:font-style="normal" style:text-underline-style="none" fo:font-weight="normal" officeooo:rsid="0023794e" officeooo:paragraph-rsid="0023794e" style:font-style-asian="normal" style:font-weight-asian="normal" style:font-style-complex="normal" style:font-weight-complex="normal"/>
    </style:style>
    <style:style style:name="P61" style:family="paragraph" style:parent-style-name="Standard" style:list-style-name="L12">
      <style:text-properties style:use-window-font-color="true" style:font-name="Liberation Serif1" fo:font-style="normal" style:text-underline-style="none" fo:font-weight="normal" officeooo:rsid="00251a47" officeooo:paragraph-rsid="00251a47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style:use-window-font-color="true" style:font-name="Liberation Serif1" fo:font-style="normal" style:text-underline-style="none" fo:font-weight="normal" officeooo:rsid="00251a47" officeooo:paragraph-rsid="00251a47" style:font-style-asian="normal" style:font-weight-asian="normal" style:font-style-complex="normal" style:font-weight-complex="normal"/>
    </style:style>
    <style:style style:name="P63" style:family="paragraph" style:parent-style-name="Standard" style:list-style-name="L13">
      <style:text-properties style:use-window-font-color="true" style:font-name="Liberation Serif1" fo:font-style="normal" style:text-underline-style="none" fo:font-weight="normal" officeooo:rsid="00251a47" officeooo:paragraph-rsid="00251a47" style:font-style-asian="normal" style:font-weight-asian="normal" style:font-style-complex="normal" style:font-weight-complex="normal"/>
    </style:style>
    <style:style style:name="P64" style:family="paragraph" style:parent-style-name="Standard" style:list-style-name="L14">
      <style:text-properties style:use-window-font-color="true" style:font-name="Liberation Serif1" fo:font-style="normal" style:text-underline-style="none" fo:font-weight="normal" officeooo:rsid="00264bde" officeooo:paragraph-rsid="00264bde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style:use-window-font-color="true" style:font-name="Liberation Serif1" fo:font-style="normal" style:text-underline-style="none" fo:font-weight="normal" officeooo:rsid="00264bde" officeooo:paragraph-rsid="00264bde" style:font-style-asian="normal" style:font-weight-asian="normal" style:font-style-complex="normal" style:font-weight-complex="normal"/>
    </style:style>
    <style:style style:name="P66" style:family="paragraph" style:parent-style-name="Standard" style:list-style-name="L15">
      <style:text-properties style:use-window-font-color="true" style:font-name="Liberation Serif1" fo:font-style="normal" style:text-underline-style="none" fo:font-weight="normal" officeooo:rsid="0027fc07" officeooo:paragraph-rsid="0027fc07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style:use-window-font-color="true" style:font-name="Liberation Serif1" fo:font-style="normal" style:text-underline-style="none" fo:font-weight="normal" officeooo:rsid="0027fc07" officeooo:paragraph-rsid="0027fc07" style:font-style-asian="normal" style:font-weight-asian="normal" style:font-style-complex="normal" style:font-weight-complex="normal"/>
    </style:style>
    <style:style style:name="P68" style:family="paragraph" style:parent-style-name="Standard" style:list-style-name="L16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d3ad1" officeooo:paragraph-rsid="002d3ad1" style:font-style-asian="normal" style:font-weight-asian="normal" style:font-style-complex="normal" style:font-weight-complex="normal"/>
    </style:style>
    <style:style style:name="P69" style:family="paragraph" style:parent-style-name="Standard" style:list-style-name="L16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e4c66" officeooo:paragraph-rsid="002e4c66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e4c66" officeooo:paragraph-rsid="002e4c66" style:font-style-asian="normal" style:font-weight-asian="normal" style:font-style-complex="normal" style:font-weight-complex="normal"/>
    </style:style>
    <style:style style:name="P71" style:family="paragraph" style:parent-style-name="Standard" style:list-style-name="L17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eb0d8" officeooo:paragraph-rsid="002eb0d8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eb0d8" officeooo:paragraph-rsid="002eb0d8" style:font-style-asian="normal" style:font-weight-asian="normal" style:font-style-complex="normal" style:font-weight-complex="normal"/>
    </style:style>
    <style:style style:name="P73" style:family="paragraph" style:parent-style-name="Standard" style:list-style-name="L18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fecc1" officeooo:paragraph-rsid="002fecc1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fecc1" officeooo:paragraph-rsid="002fecc1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2f379" officeooo:paragraph-rsid="0032f379" style:font-style-asian="normal" style:font-weight-asian="bold" style:font-style-complex="normal" style:font-weight-complex="bold"/>
    </style:style>
    <style:style style:name="P76" style:family="paragraph" style:parent-style-name="Standard" style:list-style-name="L10">
      <style:text-properties style:use-window-font-color="true" style:font-name="Liberation Serif1" fo:font-style="normal" style:text-underline-style="solid" style:text-underline-width="auto" style:text-underline-color="font-color" fo:font-weight="bold" officeooo:rsid="0019a247" officeooo:paragraph-rsid="0019a247" style:font-style-asian="normal" style:font-weight-asian="bold" style:font-style-complex="normal" style:font-weight-complex="bold"/>
    </style:style>
    <style:style style:name="P77" style:family="paragraph" style:parent-style-name="Standard" style:list-style-name="L10">
      <style:text-properties style:use-window-font-color="true" style:font-name="Liberation Serif1" fo:font-style="normal" style:text-underline-style="solid" style:text-underline-width="auto" style:text-underline-color="font-color" fo:font-weight="bold" officeooo:rsid="001b7f6d" officeooo:paragraph-rsid="001b7f6d" style:font-style-asian="normal" style:font-weight-asian="bold" style:font-style-complex="normal" style:font-weight-complex="bold"/>
    </style:style>
    <style:style style:name="P78" style:family="paragraph" style:parent-style-name="Standard" style:list-style-name="L10">
      <style:text-properties style:use-window-font-color="true" style:font-name="Liberation Serif1" fo:font-style="normal" style:text-underline-style="solid" style:text-underline-width="auto" style:text-underline-color="font-color" fo:font-weight="bold" officeooo:rsid="001c3e38" officeooo:paragraph-rsid="001c3e38" style:font-style-asian="normal" style:font-weight-asian="bold" style:font-style-complex="normal" style:font-weight-complex="bold"/>
    </style:style>
    <style:style style:name="P79" style:family="paragraph" style:parent-style-name="Standard" style:list-style-name="L3">
      <style:text-properties style:use-window-font-color="true" style:font-name="Liberation Serif1" fo:font-style="italic" officeooo:rsid="000f9e15" officeooo:paragraph-rsid="000f9e15" style:font-style-asian="italic" style:font-style-complex="italic"/>
    </style:style>
    <style:style style:name="P80" style:family="paragraph" style:parent-style-name="Standard" style:list-style-name="L3">
      <style:text-properties style:use-window-font-color="true" style:font-name="Liberation Serif1" fo:font-style="italic" officeooo:rsid="0010e07a" officeooo:paragraph-rsid="0010e07a" style:font-style-asian="italic" style:font-style-complex="italic"/>
    </style:style>
    <style:style style:name="P81" style:family="paragraph" style:parent-style-name="Standard" style:list-style-name="L4">
      <style:text-properties style:use-window-font-color="true" style:font-name="Liberation Serif1" fo:font-style="italic" officeooo:rsid="0011cf73" officeooo:paragraph-rsid="0011cf73" style:font-style-asian="italic" style:font-style-complex="italic"/>
    </style:style>
    <style:style style:name="P82" style:family="paragraph" style:parent-style-name="Standard" style:list-style-name="L5">
      <style:text-properties style:use-window-font-color="true" style:font-name="Liberation Serif1" fo:font-style="italic" officeooo:rsid="0012774e" officeooo:paragraph-rsid="0012774e" style:font-style-asian="italic" style:font-style-complex="italic"/>
    </style:style>
    <style:style style:name="P83" style:family="paragraph" style:parent-style-name="Standard" style:list-style-name="L6">
      <style:text-properties style:use-window-font-color="true" style:font-name="Liberation Serif1" fo:font-style="italic" officeooo:rsid="0012d88c" officeooo:paragraph-rsid="0012d88c" style:font-style-asian="italic" style:font-style-complex="italic"/>
    </style:style>
    <style:style style:name="P84" style:family="paragraph" style:parent-style-name="Standard" style:list-style-name="L6">
      <style:text-properties style:use-window-font-color="true" style:font-name="Liberation Serif1" fo:font-style="italic" fo:font-weight="normal" officeooo:rsid="0012d88c" officeooo:paragraph-rsid="0012d88c" style:font-style-asian="italic" style:font-weight-asian="normal" style:font-style-complex="italic" style:font-weight-complex="normal"/>
    </style:style>
    <style:style style:name="P85" style:family="paragraph" style:parent-style-name="Standard" style:list-style-name="L7">
      <style:text-properties style:use-window-font-color="true" style:font-name="Liberation Serif1" fo:font-style="italic" fo:font-weight="normal" officeooo:rsid="00141acf" officeooo:paragraph-rsid="00141acf" style:font-style-asian="italic" style:font-weight-asian="normal" style:font-style-complex="italic" style:font-weight-complex="normal"/>
    </style:style>
    <style:style style:name="P86" style:family="paragraph" style:parent-style-name="Standard" style:list-style-name="L7">
      <style:text-properties style:use-window-font-color="true" style:font-name="Liberation Serif1" fo:font-style="italic" style:text-underline-style="solid" style:text-underline-width="auto" style:text-underline-color="font-color" fo:font-weight="normal" officeooo:rsid="00141acf" officeooo:paragraph-rsid="00141acf" style:font-style-asian="italic" style:font-weight-asian="normal" style:font-style-complex="italic" style:font-weight-complex="normal"/>
    </style:style>
    <style:style style:name="P87" style:family="paragraph" style:parent-style-name="Standard" style:list-style-name="L9">
      <style:text-properties style:use-window-font-color="true" style:font-name="Liberation Serif1" fo:font-style="italic" style:text-underline-style="solid" style:text-underline-width="auto" style:text-underline-color="font-color" fo:font-weight="bold" officeooo:rsid="00173b8d" officeooo:paragraph-rsid="00173b8d" style:font-style-asian="italic" style:font-weight-asian="bold" style:font-style-complex="italic" style:font-weight-complex="bold"/>
    </style:style>
    <style:style style:name="P88" style:family="paragraph" style:parent-style-name="Standard" style:list-style-name="L12">
      <style:text-properties style:use-window-font-color="true" style:font-name="Liberation Serif1" fo:font-style="italic" style:text-underline-style="solid" style:text-underline-width="auto" style:text-underline-color="font-color" fo:font-weight="bold" officeooo:rsid="0021aded" officeooo:paragraph-rsid="0021aded" style:font-style-asian="italic" style:font-weight-asian="bold" style:font-style-complex="italic" style:font-weight-complex="bold"/>
    </style:style>
    <style:style style:name="P89" style:family="paragraph" style:parent-style-name="Standard" style:list-style-name="L12">
      <style:text-properties style:use-window-font-color="true" style:font-name="Liberation Serif1" fo:font-style="italic" style:text-underline-style="solid" style:text-underline-width="auto" style:text-underline-color="font-color" fo:font-weight="bold" officeooo:rsid="0022ac9d" officeooo:paragraph-rsid="0022ac9d" style:font-style-asian="italic" style:font-weight-asian="bold" style:font-style-complex="italic" style:font-weight-complex="bold"/>
    </style:style>
    <style:style style:name="P90" style:family="paragraph" style:parent-style-name="Standard" style:list-style-name="L12">
      <style:text-properties style:use-window-font-color="true" style:font-name="Liberation Serif1" fo:font-style="italic" style:text-underline-style="solid" style:text-underline-width="auto" style:text-underline-color="font-color" fo:font-weight="bold" officeooo:rsid="0023794e" officeooo:paragraph-rsid="0023794e" style:font-style-asian="italic" style:font-weight-asian="bold" style:font-style-complex="italic" style:font-weight-complex="bold"/>
    </style:style>
    <style:style style:name="P91" style:family="paragraph" style:parent-style-name="Standard" style:list-style-name="L12">
      <style:text-properties style:use-window-font-color="true" style:font-name="Liberation Serif1" fo:font-style="italic" style:text-underline-style="solid" style:text-underline-width="auto" style:text-underline-color="font-color" fo:font-weight="bold" officeooo:rsid="00251a47" officeooo:paragraph-rsid="00251a47" style:font-style-asian="italic" style:font-weight-asian="bold" style:font-style-complex="italic" style:font-weight-complex="bold"/>
    </style:style>
    <style:style style:name="P92" style:family="paragraph" style:parent-style-name="Standard" style:list-style-name="L13">
      <style:text-properties style:use-window-font-color="true" style:font-name="Liberation Serif1" fo:font-style="italic" style:text-underline-style="solid" style:text-underline-width="auto" style:text-underline-color="font-color" fo:font-weight="bold" officeooo:rsid="00251a47" officeooo:paragraph-rsid="00251a47" style:font-style-asian="italic" style:font-weight-asian="bold" style:font-style-complex="italic" style:font-weight-complex="bold"/>
    </style:style>
    <style:style style:name="P93" style:family="paragraph" style:parent-style-name="Standard" style:list-style-name="L14">
      <style:text-properties style:use-window-font-color="true" style:font-name="Liberation Serif1" fo:font-style="italic" style:text-underline-style="solid" style:text-underline-width="auto" style:text-underline-color="font-color" fo:font-weight="bold" officeooo:rsid="00264bde" officeooo:paragraph-rsid="00264bde" style:font-style-asian="italic" style:font-weight-asian="bold" style:font-style-complex="italic" style:font-weight-complex="bold"/>
    </style:style>
    <style:style style:name="P94" style:family="paragraph" style:parent-style-name="Standard" style:list-style-name="L16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b9c7b" officeooo:paragraph-rsid="002b9c7b" style:font-style-asian="italic" style:font-weight-asian="bold" style:font-style-complex="italic" style:font-weight-complex="bold"/>
    </style:style>
    <style:style style:name="P95" style:family="paragraph" style:parent-style-name="Standard" style:list-style-name="L16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d3ad1" officeooo:paragraph-rsid="002d3ad1" style:font-style-asian="italic" style:font-weight-asian="bold" style:font-style-complex="italic" style:font-weight-complex="bold"/>
    </style:style>
    <style:style style:name="P96" style:family="paragraph" style:parent-style-name="Standard" style:list-style-name="L16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e4c66" officeooo:paragraph-rsid="002e4c66" style:font-style-asian="italic" style:font-weight-asian="bold" style:font-style-complex="italic" style:font-weight-complex="bold"/>
    </style:style>
    <style:style style:name="P97" style:family="paragraph" style:parent-style-name="Standard" style:list-style-name="L17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eb0d8" officeooo:paragraph-rsid="002eb0d8" style:font-style-asian="italic" style:font-weight-asian="bold" style:font-style-complex="italic" style:font-weight-complex="bold"/>
    </style:style>
    <style:style style:name="P98" style:family="paragraph" style:parent-style-name="Standard" style:list-style-name="L18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f4d48" officeooo:paragraph-rsid="002f4d48" style:font-style-asian="italic" style:font-weight-asian="bold" style:font-style-complex="italic" style:font-weight-complex="bold"/>
    </style:style>
    <style:style style:name="P99" style:family="paragraph" style:parent-style-name="Standard" style:list-style-name="L18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fecc1" officeooo:paragraph-rsid="002fecc1" style:font-style-asian="italic" style:font-weight-asian="bold" style:font-style-complex="italic" style:font-weight-complex="bold"/>
    </style:style>
    <style:style style:name="P100" style:family="paragraph" style:parent-style-name="Standard">
      <style:paragraph-properties fo:text-align="center" style:justify-single-word="false"/>
      <style:text-properties style:use-window-font-color="true" style:font-name="Nimbus Mono L" fo:font-style="normal" style:text-underline-style="none" fo:font-weight="normal" officeooo:rsid="0029d767" officeooo:paragraph-rsid="0029d767" style:font-style-asian="normal" style:font-weight-asian="normal" style:font-style-complex="normal" style:font-weight-complex="normal"/>
    </style:style>
    <style:style style:name="P101" style:family="paragraph" style:parent-style-name="Standard" style:list-style-name="L20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53ea8" officeooo:paragraph-rsid="00353ea8" style:font-style-asian="normal" style:font-weight-asian="bold" style:font-style-complex="normal" style:font-weight-complex="bold"/>
    </style:style>
    <style:style style:name="P102" style:family="paragraph" style:parent-style-name="Standard" style:list-style-name="L20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64d86" officeooo:paragraph-rsid="00364d86" style:font-style-asian="normal" style:font-weight-asian="bold" style:font-style-complex="normal" style:font-weight-complex="bold"/>
    </style:style>
    <style:style style:name="P103" style:family="paragraph" style:parent-style-name="Standard" style:list-style-name="L20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6f6cf" officeooo:paragraph-rsid="0036f6cf" style:font-style-asian="normal" style:font-weight-asian="bold" style:font-style-complex="normal" style:font-weight-complex="bold"/>
    </style:style>
    <style:style style:name="P104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6f6cf" officeooo:paragraph-rsid="0036f6cf" style:font-style-asian="normal" style:font-weight-asian="bold" style:font-style-complex="normal" style:font-weight-complex="bold"/>
    </style:style>
    <style:style style:name="P105" style:family="paragraph" style:parent-style-name="Standard" style:list-style-name="L21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7176b" officeooo:paragraph-rsid="0037176b" style:font-style-asian="normal" style:font-weight-asian="bold" style:font-style-complex="normal" style:font-weight-complex="bold"/>
    </style:style>
    <style:style style:name="P106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7176b" officeooo:paragraph-rsid="0037176b" style:font-style-asian="normal" style:font-weight-asian="bold" style:font-style-complex="normal" style:font-weight-complex="bold"/>
    </style:style>
    <style:style style:name="P107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7c819" officeooo:paragraph-rsid="0037c819" style:font-style-asian="normal" style:font-weight-asian="bold" style:font-style-complex="normal" style:font-weight-complex="bold"/>
    </style:style>
    <style:style style:name="P108" style:family="paragraph" style:parent-style-name="Standard">
      <style:paragraph-properties fo:text-align="center" style:justify-single-word="false"/>
      <style:text-properties style:use-window-font-color="true" style:font-name="Liberation Serif1" fo:font-style="normal" style:text-underline-style="none" fo:font-weight="bold" officeooo:rsid="00387220" officeooo:paragraph-rsid="00387220" style:font-style-asian="normal" style:font-weight-asian="bold" style:font-style-complex="normal" style:font-weight-complex="bold"/>
    </style:style>
    <style:style style:name="P109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9f870" officeooo:paragraph-rsid="0039f870" style:font-style-asian="normal" style:font-weight-asian="bold" style:font-style-complex="normal" style:font-weight-complex="bold"/>
    </style:style>
    <style:style style:name="P110" style:family="paragraph" style:parent-style-name="Standard" style:list-style-name="L22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9f870" officeooo:paragraph-rsid="0039f870" style:font-style-asian="normal" style:font-weight-asian="bold" style:font-style-complex="normal" style:font-weight-complex="bold"/>
    </style:style>
    <style:style style:name="P111" style:family="paragraph" style:parent-style-name="Standard">
      <style:paragraph-properties fo:text-align="center" style:justify-single-word="false"/>
      <style:text-properties style:use-window-font-color="true" style:font-name="Liberation Serif1" fo:font-style="normal" style:text-underline-style="none" fo:font-weight="bold" officeooo:rsid="003acaf2" officeooo:paragraph-rsid="003acaf2" style:font-style-asian="normal" style:font-weight-asian="bold" style:font-style-complex="normal" style:font-weight-complex="bold"/>
    </style:style>
    <style:style style:name="P112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c16b5" officeooo:paragraph-rsid="003c16b5" style:font-style-asian="normal" style:font-weight-asian="bold" style:font-style-complex="normal" style:font-weight-complex="bold"/>
    </style:style>
    <style:style style:name="P113" style:family="paragraph" style:parent-style-name="Standard" style:list-style-name="L23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c16b5" officeooo:paragraph-rsid="003c16b5" style:font-style-asian="normal" style:font-weight-asian="bold" style:font-style-complex="normal" style:font-weight-complex="bold"/>
    </style:style>
    <style:style style:name="P114" style:family="paragraph" style:parent-style-name="Standard" style:list-style-name="L24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cea0d" officeooo:paragraph-rsid="003cea0d" style:font-style-asian="normal" style:font-weight-asian="bold" style:font-style-complex="normal" style:font-weight-complex="bold"/>
    </style:style>
    <style:style style:name="P115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cea0d" officeooo:paragraph-rsid="003cea0d" style:font-style-asian="normal" style:font-weight-asian="bold" style:font-style-complex="normal" style:font-weight-complex="bold"/>
    </style:style>
    <style:style style:name="P116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40a4ae" officeooo:paragraph-rsid="0040a4ae" style:font-style-asian="normal" style:font-weight-asian="bold" style:font-style-complex="normal" style:font-weight-complex="bold"/>
    </style:style>
    <style:style style:name="P117" style:family="paragraph" style:parent-style-name="Standard" style:list-style-name="L25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40a4ae" officeooo:paragraph-rsid="0040a4ae" style:font-style-asian="normal" style:font-weight-asian="bold" style:font-style-complex="normal" style:font-weight-complex="bold"/>
    </style:style>
    <style:style style:name="P1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use-window-font-color="true" style:font-name="Nimbus Mono L" fo:font-style="normal" style:text-underline-style="none" fo:font-weight="bold" officeooo:rsid="0032f379" officeooo:paragraph-rsid="0032f379" style:font-style-asian="normal" style:font-weight-asian="bold" style:font-style-complex="normal" style:font-weight-complex="bold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1" fo:font-style="normal" style:text-underline-style="none" fo:font-weight="bold" officeooo:rsid="0032f379" officeooo:paragraph-rsid="0032f379" style:font-style-asian="normal" style:font-weight-asian="bold" style:font-style-complex="normal" style:font-weight-complex="bold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1" fo:font-style="normal" style:text-underline-style="none" fo:font-weight="bold" officeooo:rsid="0034820c" officeooo:paragraph-rsid="0034820c" style:font-style-asian="normal" style:font-weight-asian="bold" style:font-style-complex="normal" style:font-weight-complex="bold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1" fo:font-style="normal" style:text-underline-style="none" fo:font-weight="bold" officeooo:rsid="0034bd52" officeooo:paragraph-rsid="0034bd52" style:font-style-asian="normal" style:font-weight-asian="bold" style:font-style-complex="normal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Liberation Serif1" fo:font-weight="bold" officeooo:rsid="003d4598" officeooo:paragraph-rsid="003d4598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Liberation Serif1" fo:font-weight="bold" officeooo:rsid="00410060" officeooo:paragraph-rsid="00410060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Liberation Serif1" fo:font-weight="normal" officeooo:rsid="003edfd8" officeooo:paragraph-rsid="003edfd8" style:font-weight-asian="normal" style:font-weight-complex="normal"/>
    </style:style>
    <style:style style:name="P125" style:family="paragraph" style:parent-style-name="Table_20_Contents">
      <style:paragraph-properties fo:text-align="start" style:justify-single-word="false"/>
      <style:text-properties style:font-name="Liberation Serif1" fo:font-weight="normal" officeooo:rsid="00410060" officeooo:paragraph-rsid="00410060" style:font-weight-asian="normal" style:font-weight-complex="normal"/>
    </style:style>
    <style:style style:name="P126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Nimbus Mono L" fo:font-weight="bold" officeooo:rsid="00410060" officeooo:paragraph-rsid="00410060" style:font-weight-asian="bold" style:font-weight-complex="bold"/>
    </style:style>
    <style:style style:name="T1" style:family="text">
      <style:text-properties officeooo:rsid="0009b4f2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12774e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2d3ad1" style:font-style-asian="normal" style:font-style-complex="normal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2d3ad1" style:font-style-asian="normal" style:font-weight-asian="normal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f08eb" style:font-weight-asian="bold" style:font-weight-complex="bold"/>
    </style:style>
    <style:style style:name="T14" style:family="text">
      <style:text-properties fo:font-weight="bold" officeooo:rsid="003fe7ec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1b1f97" style:font-weight-asian="normal" style:font-weight-complex="normal"/>
    </style:style>
    <style:style style:name="T20" style:family="text">
      <style:text-properties style:text-underline-style="none" fo:font-weight="normal" officeooo:rsid="001b7f6d" style:font-weight-asian="normal" style:font-weight-complex="normal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color="#009900" fo:font-style="normal" style:text-underline-style="none" style:font-style-asian="normal" style:font-style-complex="normal"/>
    </style:style>
    <style:style style:name="T24" style:family="text">
      <style:text-properties fo:color="#ff0000"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monstrações obrigatórias <text:span text:style-name="T1">pela Lei 6.404/76</text:span>:</text:p>
      <text:list xml:id="list4299495456640428794" text:style-name="L1">
        <text:list-item>
          <text:p text:style-name="P45">BP;</text:p>
        </text:list-item>
        <text:list-item>
          <text:p text:style-name="P45">DRE;</text:p>
        </text:list-item>
        <text:list-item>
          <text:p text:style-name="P45">DLPA;</text:p>
          <text:list>
            <text:list-item>
              <text:p text:style-name="P46">dispensada se houver DMPL;</text:p>
            </text:list-item>
          </text:list>
        </text:list-item>
        <text:list-item>
          <text:p text:style-name="P47">DFC;</text:p>
          <text:list>
            <text:list-item>
              <text:p text:style-name="P46">cia fechada com PL &lt; R$ 2 milhões está dispensada da DFC;</text:p>
            </text:list-item>
          </text:list>
        </text:list-item>
        <text:list-item>
          <text:p text:style-name="P47">DVA;</text:p>
          <text:list>
            <text:list-item>
              <text:p text:style-name="P46">obrigatória só para as S.A.’s.</text:p>
            </text:list-item>
          </text:list>
        </text:list-item>
      </text:list>
      <text:p text:style-name="P3"/>
      <text:p text:style-name="P4">CPC 26 – Conjunto completo das demonstrações contábeis:</text:p>
      <text:list xml:id="list7989985195068227033" text:style-name="L2">
        <text:list-item>
          <text:p text:style-name="P48">BP;</text:p>
        </text:list-item>
        <text:list-item>
          <text:p text:style-name="P48">DRE;</text:p>
        </text:list-item>
        <text:list-item>
          <text:p text:style-name="P48">DVA;</text:p>
        </text:list-item>
        <text:list-item>
          <text:p text:style-name="P48">DFC;</text:p>
        </text:list-item>
        <text:list-item>
          <text:p text:style-name="P48">DRA;</text:p>
        </text:list-item>
        <text:list-item>
          <text:p text:style-name="P48">DMPL;</text:p>
        </text:list-item>
        <text:list-item>
          <text:p text:style-name="P48">Notas explicativas;</text:p>
        </text:list-item>
        <text:list-item>
          <text:p text:style-name="P48">Informações comparativas com o período anterior;</text:p>
        </text:list-item>
        <text:list-item>
          <text:p text:style-name="P48">BP do início do período mais antigo.</text:p>
        </text:list-item>
      </text:list>
      <text:p text:style-name="P4"/>
      <text:p text:style-name="P6">A literalidade desse item do CPC 26 é cobrada, logo decorá-lo:</text:p>
      <text:p text:style-name="P33">10. O conjunto completo de demonstrações contábeis inclui:</text:p>
      <text:p text:style-name="P33">(a) <text:span text:style-name="T12">balanço patrimonial</text:span><text:span text:style-name="T15"> ao final do período;</text:span></text:p>
      <text:p text:style-name="P33"><text:span text:style-name="T15">(b) </text:span><text:span text:style-name="T12">demonstração do resultado</text:span><text:span text:style-name="T15"> do período;</text:span></text:p>
      <text:p text:style-name="P33"><text:span text:style-name="T15">(c) </text:span><text:span text:style-name="T12">demonstração do resultado abrangente</text:span><text:span text:style-name="T15"> do período;</text:span></text:p>
      <text:p text:style-name="P33"><text:span text:style-name="T15">(d) </text:span><text:span text:style-name="T12">demonstração dos fluxos de caixa</text:span><text:span text:style-name="T15"> do período;</text:span></text:p>
      <text:p text:style-name="P33"><text:span text:style-name="T15">(da) </text:span><text:span text:style-name="T12">demonstração do valor adicionado</text:span><text:span text:style-name="T15"> do período, </text:span><text:span text:style-name="T16">se exigido legalmente ou por algum órgão regulador ou mesmo se apresentada voluntariamente</text:span><text:span text:style-name="T18">;</text:span></text:p>
      <text:p text:style-name="P33"><text:span text:style-name="T18">(e) </text:span><text:span text:style-name="T21">notas explicativas</text:span><text:span text:style-name="T18">, compreendendo as </text:span><text:span text:style-name="T16">políticas contábeis significativas</text:span><text:span text:style-name="T18"> e outras informações elucidativas;</text:span></text:p>
      <text:p text:style-name="P33"><text:span text:style-name="T18">(ea) </text:span><text:span text:style-name="T21">informações comparativas com o período anterior</text:span><text:span text:style-name="T18">;</text:span></text:p>
      <text:p text:style-name="P33"><text:span text:style-name="T18">(f) </text:span><text:span text:style-name="T21">balanço patrimonial do início do período mais antigo</text:span><text:span text:style-name="T18">, comparativamente apresentado, quando a entidade aplica uma política contábil retrospectivamente ou procede à reapresentação retrospectiva de itens das demonstrações contábeis, ou quando procede à reclassificação de itens de suas demonstrações contábeis (…).</text:span></text:p>
      <text:p text:style-name="P4"/>
      <text:p text:style-name="P5">Literalidade da Lei 6.404/76 cobrada em prova:</text:p>
      <text:p text:style-name="P31">Art. 176, §1º As demonstrações de cada exercício serão publicadas com a indicação dos valores correspondentes das demonstrações do exercício anterior.</text:p>
      <text:p text:style-name="P31"/>
      <text:p text:style-name="P31">Art. 176, §2º Nas demonstrações, as contas semelhantes poderão ser agrupadas; os pequenos saldos poderão ser agregados, desde <text:soft-page-break/>que indicada a sua natureza e não ultrapassem 0,1 do valor do respectivo grupo de contas; mas é vedada a utilização de designações genéricas, como “diversas contas” ou “contas-correntes”.</text:p>
      <text:p text:style-name="P31"/>
      <text:p text:style-name="P32">Art. 176, §3º As demonstrações financeiras registrarão a destinação dos lucros segundo a proposta dos órgãos da administração, no pressuposto de sua aprovação pela assembleia-geral.</text:p>
      <text:p text:style-name="P32"/>
      <text:p text:style-name="P32">Art. 176, §4º As demonstrações serão complementadas por notas explicativas e outros quadros analíticos ou demonstrações contábeis necessários para esclarecimento da situação patrimonial e dos resultados do exercício.</text:p>
      <text:p text:style-name="P38"/>
      <text:p text:style-name="P39">Composição do <text:span text:style-name="T12">Patrimônio Líquido</text:span><text:span text:style-name="T15">:</text:span></text:p>
      <text:p text:style-name="P34">Capital Social</text:p>
      <text:p text:style-name="P35">(-) Capital a integralizar</text:p>
      <text:p text:style-name="P35">(-) Gastos com Emissão de Ações</text:p>
      <text:p text:style-name="P34">Reservas de Capital</text:p>
      <text:p text:style-name="P36">(+|-) Ajustes de Avaliação Patrimonial</text:p>
      <text:p text:style-name="P34">Reservas de Lucros</text:p>
      <text:p text:style-name="P35">(-) Ações em Tesouraria</text:p>
      <text:p text:style-name="P35">(-) Prejuízos Acumulados</text:p>
      <text:p text:style-name="P35"/>
      <text:p text:style-name="P40"><text:span text:style-name="T15">No </text:span><text:span text:style-name="T12">AC</text:span><text:span text:style-name="T15"> serão classificados:</text:span></text:p>
      <text:list xml:id="list8212259516982124590" text:style-name="L3">
        <text:list-item>
          <text:p text:style-name="P49">as disponibilidades;</text:p>
        </text:list-item>
        <text:list-item>
          <text:p text:style-name="P49">os direitos realizáveis no curso do exercício social subsequente;</text:p>
          <text:list>
            <text:list-item>
              <text:p text:style-name="P79"><text:span text:style-name="T15">créditos da empresa com terceiros (direitos realizáveis </text:span><text:span text:style-name="T12">pessoais</text:span><text:span text:style-name="T15">) → ex.: Duplicatas a Receber</text:span><text:span text:style-name="T3">;</text:span></text:p>
            </text:list-item>
            <text:list-item>
              <text:p text:style-name="P79"><text:span text:style-name="T15">bens da empresa (direitos realizáveis </text:span><text:span text:style-name="T12">reais</text:span><text:span text:style-name="T15">) → ex.: Estoques</text:span><text:span text:style-name="T3">;</text:span></text:p>
            </text:list-item>
          </text:list>
        </text:list-item>
        <text:list-item>
          <text:p text:style-name="P49">as aplicações de recursos em despesas do exercício seguinte;</text:p>
          <text:list>
            <text:list-item>
              <text:p text:style-name="P80"><text:span text:style-name="T15">são as despesas antecipadas</text:span><text:span text:style-name="T3">.</text:span></text:p>
            </text:list-item>
          </text:list>
        </text:list-item>
      </text:list>
      <text:p text:style-name="P8"/>
      <text:p text:style-name="P16"><text:span text:style-name="T3">No </text:span><text:span text:style-name="T4">A</text:span><text:span text:style-name="T5">NC-</text:span><text:span text:style-name="T4">RLP</text:span><text:span text:style-name="T3"> serão classificados:</text:span></text:p>
      <text:list xml:id="list7691603510665983544" text:style-name="L4">
        <text:list-item>
          <text:p text:style-name="P50">direitos realizáveis após o término do exercício seguinte;</text:p>
        </text:list-item>
        <text:list-item>
          <text:p text:style-name="P81"><text:span text:style-name="T3">direitos com </text:span><text:span text:style-name="T4">pessoas ligadas de negócio não usual</text:span><text:span text:style-name="T3">;</text:span></text:p>
          <text:list>
            <text:list-item>
              <text:p text:style-name="P50">derivados de vendas; adiantamentos ou empréstimos a coligadas/controladas, diretores, acionistas ou participantes no lucro da companhia.</text:p>
            </text:list-item>
          </text:list>
        </text:list-item>
      </text:list>
      <text:p text:style-name="P9"/>
      <text:p text:style-name="P17"><text:span text:style-name="T3">No </text:span><text:span text:style-name="T4">ANC-Investimentos</text:span><text:span text:style-name="T3"> serão classificados:</text:span></text:p>
      <text:list xml:id="list1569681543471853174" text:style-name="L5">
        <text:list-item>
          <text:p text:style-name="P51">participações permanentes em outras sociedades;</text:p>
        </text:list-item>
        <text:list-item>
          <text:p text:style-name="P82"><text:span text:style-name="T3">direitos de qualquer natureza, não classificáveis no AC, e que </text:span><text:span text:style-name="T4">não</text:span><text:span text:style-name="T3"> se destinem à manutenção da atividade da companhia ou da empresa.</text:span></text:p>
        </text:list-item>
      </text:list>
      <text:p text:style-name="P10"/>
      <text:p text:style-name="P18"><text:span text:style-name="T3">Os </text:span><text:span text:style-name="T4">imóveis para aluguel</text:span><text:span text:style-name="T3"> serão classificados:</text:span></text:p>
      <text:list xml:id="list1418246721285685989" text:style-name="L6">
        <text:list-item>
          <text:p text:style-name="P83"><text:span text:style-name="T3">em </text:span><text:span text:style-name="T4">ANC-Imobilizado</text:span><text:span text:style-name="T3">, se o aluguel estiver relacionado às atividades fins da empresa; ou</text:span></text:p>
        </text:list-item>
        <text:list-item>
          <text:p text:style-name="P84"><text:soft-page-break/><text:span text:style-name="T2">em </text:span><text:span text:style-name="T4">ANC-Investimentos</text:span><text:span text:style-name="T2">, se o aluguel </text:span><text:span text:style-name="T4">não</text:span><text:span text:style-name="T2"> estiver relacionado com as atividades da empresa.</text:span></text:p>
        </text:list-item>
      </text:list>
      <text:p text:style-name="P11"/>
      <text:p text:style-name="P19"><text:span text:style-name="T2">No </text:span><text:span text:style-name="T4">ANC-Imobilizado</text:span><text:span text:style-name="T2"> serão classificados:</text:span></text:p>
      <text:list xml:id="list6986071294705393298" text:style-name="L7">
        <text:list-item>
          <text:p text:style-name="P85"><text:span text:style-name="T6">Pela Lei 6.404/76</text:span><text:span text:style-name="T2">: direitos que tenham por objeto bens corpóreos </text:span><text:span text:style-name="T4">destinados à manutenção das atividades da companhia</text:span><text:span text:style-name="T2"> ou da empresa ou exercidos com essa finalidade, </text:span><text:span text:style-name="T4">inclusive os decorrentes de operações que transfiram à companhia os benefícios, riscos e controle desses bens</text:span><text:span text:style-name="T2">;</text:span></text:p>
        </text:list-item>
        <text:list-item>
          <text:p text:style-name="P86"><text:span text:style-name="T2">Pelo CPC 27</text:span><text:span text:style-name="T7">: ativo imobilizado é o item tangível que:</text:span></text:p>
          <text:list>
            <text:list-item>
              <text:p text:style-name="P52">é mantido para uso na produção ou fornecimento de mercadorias ou serviços, para aluguel a outros, ou para fins administrativos; e</text:p>
            </text:list-item>
            <text:list-item>
              <text:p text:style-name="P86"><text:span text:style-name="T7">se espera </text:span><text:span text:style-name="T9">utilizar por mais de um período</text:span><text:span text:style-name="T7">.</text:span></text:p>
            </text:list-item>
          </text:list>
        </text:list-item>
      </text:list>
      <text:p text:style-name="P12"/>
      <text:p text:style-name="P20"><text:span text:style-name="T7">Arrendamento </text:span><text:span text:style-name="T9">financeiro</text:span><text:span text:style-name="T7"> (</text:span><text:span text:style-name="T17">leasing</text:span><text:span text:style-name="T7">) → riscos e benefícios ficam com o </text:span><text:span text:style-name="T9">arrendatário.</text:span></text:p>
      <text:list xml:id="list844377746389757778" text:style-name="L8">
        <text:list-item>
          <text:p text:style-name="P53">Deve ser reconhecido no BP do arrendatário.</text:p>
        </text:list-item>
      </text:list>
      <text:p text:style-name="P20"><text:span text:style-name="T7">Arrendamento </text:span><text:span text:style-name="T9">operacional</text:span><text:span text:style-name="T7"> → riscos e benefícios ficam com o </text:span><text:span text:style-name="T9">arrendador</text:span><text:span text:style-name="T7">.</text:span></text:p>
      <text:list xml:id="list4175915638048164954" text:style-name="L9">
        <text:list-item>
          <text:p text:style-name="P87"><text:span text:style-name="T7">Não</text:span><text:span text:style-name="T10"> deve ser reconhecido no BP do arrendatário.</text:span></text:p>
        </text:list-item>
      </text:list>
      <text:p text:style-name="P13"/>
      <text:p text:style-name="P21"><text:span text:style-name="T10">Lançamento exemplo de arrendamento </text:span><text:span text:style-name="T7">financeiro</text:span><text:span text:style-name="T10">:</text:span></text:p>
      <text:p text:style-name="P30">A empresa X realizou um arrendamento financeiro de um veículo, no valor justo de R$ 30.000, o qual será pago em 5 prestações anuais de R$ 7.000, sem valor residual.</text:p>
      <text:p text:style-name="P37">D – Veículos..............................R$ 30.000</text:p>
      <text:p text:style-name="P37">C – Juros e Encargos a Transcorrer........R$ <text:s/>5.000</text:p>
      <text:p text:style-name="P37">C – Arrendamento Financeiro a Pagar.......R$ 35.000</text:p>
      <text:p text:style-name="P42"/>
      <text:p text:style-name="P41"><text:span text:style-name="T18">No </text:span><text:span text:style-name="T17">ANC-Intangível</text:span><text:span text:style-name="T18"> serão classificados:</text:span></text:p>
      <text:list xml:id="list3199405513553592213" text:style-name="L10">
        <text:list-item>
          <text:p text:style-name="P76"><text:span text:style-name="T15">Pela Lei 6.404/76</text:span><text:span text:style-name="T18">: os direitos que tenham por objeto bens incorpóreos destinados à manutenção da companhia ou exercidos com essa finalidade, </text:span><text:span text:style-name="T17">inclusive o fundo de comércio adquirido</text:span><text:span text:style-name="T18"> </text:span><text:span text:style-name="T22">(goodwill</text:span><text:span text:style-name="T18">);</text:span></text:p>
        </text:list-item>
        <text:list-item>
          <text:p text:style-name="P76"><text:span text:style-name="T15">Pelo CPC 04</text:span><text:span text:style-name="T18">: ativo </text:span><text:span text:style-name="T19">não</text:span><text:span text:style-name="T18"> monetário identificável sem substância física </text:span><text:span text:style-name="T20">que atenda cumulativamente aos seguintes requisitos:</text:span></text:p>
          <text:list>
            <text:list-item>
              <text:p text:style-name="P77"><text:span text:style-name="T18">ser </text:span><text:span text:style-name="T17">identificável</text:span><text:span text:style-name="T18">;</text:span></text:p>
              <text:list>
                <text:list-item>
                  <text:p text:style-name="P54">para tanto, deve atender a um dos seguintes requisitos:</text:p>
                  <text:list>
                    <text:list-item>
                      <text:p text:style-name="P78"><text:span text:style-name="T18">ser </text:span><text:span text:style-name="T17">separável</text:span><text:span text:style-name="T18">, ou seja, puder ser separado da entidade e vendido, transferido, licenciado, alugado ou trocado, individualmente ou junto com um contrato, ativo ou passivo relacionado, independente da intenção de uso pela entidade; </text:span><text:span text:style-name="T17">ou</text:span></text:p>
                    </text:list-item>
                    <text:list-item>
                      <text:p text:style-name="P54">resultar de direitos contratuais ou outros direitos legais, independentemente de tais direitos serem transferíveis ou separáveis da entidade ou de outros direitos e obrigações;</text:p>
                    </text:list-item>
                  </text:list>
                </text:list-item>
              </text:list>
            </text:list-item>
            <text:list-item>
              <text:p text:style-name="P55">ser controlável; e</text:p>
            </text:list-item>
            <text:list-item>
              <text:p text:style-name="P55">ser gerador de benefícios futuros.</text:p>
            </text:list-item>
          </text:list>
        </text:list-item>
      </text:list>
      <text:p text:style-name="P15"/>
      <text:p text:style-name="P7"><text:span text:style-name="T18">Se um item </text:span><text:span text:style-name="T17">não</text:span><text:span text:style-name="T18"> atender à definição de </text:span><text:span text:style-name="T17">ativo intangível</text:span><text:span text:style-name="T18">, o gasto incorrido na sua aquisição ou geração interna </text:span><text:span text:style-name="T17">deve ser reconhecido como despesa</text:span><text:span text:style-name="T18"> quando incorrido.</text:span></text:p>
      <text:p text:style-name="P1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3">Goodwill<text:span text:style-name="T2"> gerado internamente</text:span><text:span text:style-name="T3"> → </text:span><text:span text:style-name="T2">não</text:span><text:span text:style-name="T3"> reconhecemos como ativo mas como </text:span><text:span text:style-name="T2">despesa</text:span><text:span text:style-name="T3">.</text:span></text:p>
            <text:p text:style-name="P44">Goodwill<text:span text:style-name="T3"> </text:span><text:span text:style-name="T2">adquirido</text:span><text:span text:style-name="T3"> → ativo </text:span><text:span text:style-name="T2">intangível</text:span><text:span text:style-name="T3">.</text:span></text:p>
          </table:table-cell>
        </table:table-row>
      </table:table>
      <text:p text:style-name="P14"><text:soft-page-break/></text:p>
      <text:p text:style-name="P22"><text:span text:style-name="T18">Goodwill</text:span><text:span text:style-name="T10"> </text:span><text:span text:style-name="T7">adquirido</text:span><text:span text:style-name="T10">: </text:span><text:span text:style-name="T7">diferença a maior</text:span><text:span text:style-name="T10"> entre o </text:span><text:span text:style-name="T7">valor pago</text:span><text:span text:style-name="T10"> na aquisição de um empreendimento e o </text:span><text:span text:style-name="T7">valor de mercado</text:span><text:span text:style-name="T10"> (valor justo) dos ativos líquidos desse empreendimento.</text:span></text:p>
      <text:p text:style-name="P56"/>
      <text:p text:style-name="P23"><text:span text:style-name="T10">As </text:span><text:span text:style-name="T7">Receitas Diferidas</text:span><text:span text:style-name="T10"> (receitas recebidas antecipadamente – aluguéis antecipados, por exemplo) classificam-se no </text:span><text:span text:style-name="T7">PNC</text:span><text:span text:style-name="T10">.</text:span></text:p>
      <text:p text:style-name="P57"/>
      <text:p text:style-name="P57">A constituição de uma cia depende do cumprimento dos seguintes requisitos:</text:p>
      <text:list xml:id="list1747448571744304260" text:style-name="L11">
        <text:list-item>
          <text:p text:style-name="P58">subscrição, de pelo menos 2 pessoas, de todas as ações em que se divide o capital social fixado no estatuto;</text:p>
        </text:list-item>
        <text:list-item>
          <text:p text:style-name="P58">realização, como entrada, de 10%, no mínimo, do preço de emissão das ações subscritas em dinheiro;</text:p>
        </text:list-item>
        <text:list-item>
          <text:p text:style-name="P58">depósito, no BB, ou outro autorizado pela CVM, da parte do capital realizado em dinheiro.</text:p>
        </text:list-item>
      </text:list>
      <text:p text:style-name="P57"/>
      <text:p text:style-name="P23"><text:span text:style-name="T7">Gasto na emissão de ações</text:span><text:span text:style-name="T10"> não é despesa do período, mas sim </text:span><text:span text:style-name="T7">redução do CS</text:span><text:span text:style-name="T10">.</text:span></text:p>
      <text:p text:style-name="P57"/>
      <text:p text:style-name="P24"><text:span text:style-name="T7">Reservas de Capital</text:span><text:span text:style-name="T10">:</text:span></text:p>
      <text:list xml:id="list5847991507460991545" text:style-name="L12">
        <text:list-item>
          <text:p text:style-name="P88"><text:span text:style-name="T7">não</text:span><text:span text:style-name="T10"> transitam pelo resultado do exercício;</text:span></text:p>
        </text:list-item>
        <text:list-item>
          <text:p text:style-name="P59">são reservas de capital as contas que registrarem:</text:p>
          <text:list>
            <text:list-item>
              <text:p text:style-name="P88"><text:span text:style-name="T10">a contribuição do subscritor de ações que ultrapassar o valor nominal e a parte do preço de emissão das ações sem valor nominal que ultrapassar a importância destinada à formação do CS, <text:s/>inclusive nos casos de </text:span><text:span text:style-name="T7">conversão em ações de debêntures ou partes beneficiárias</text:span><text:span text:style-name="T10"> → </text:span><text:span text:style-name="T23">Reserva para Ágio na Emissão de Ações</text:span><text:span text:style-name="T10">;</text:span></text:p>
            </text:list-item>
            <text:list-item>
              <text:p text:style-name="P88"><text:span text:style-name="T10">o produto da </text:span><text:span text:style-name="T7">alienação de partes beneficiárias e bônus de subscrição</text:span><text:span text:style-name="T10">;</text:span></text:p>
              <text:list>
                <text:list-item>
                  <text:p text:style-name="P89"><text:span text:style-name="T7">partes beneficiárias</text:span><text:span text:style-name="T10"> são valores mobiliários emitidos por SA’s de capital </text:span><text:span text:style-name="T7">fechado sem valor nominal </text:span><text:span text:style-name="T10">com a finalidade de captar recursos por um prazo máximo de </text:span><text:span text:style-name="T7">10 anos</text:span><text:span text:style-name="T10">, dão direito ao seu titular na participação de no máximo </text:span><text:span text:style-name="T7">10%</text:span><text:span text:style-name="T10"> dos lucros da empresa emissora;</text:span></text:p>
                </text:list-item>
                <text:list-item>
                  <text:p text:style-name="P89"><text:span text:style-name="T7">bônus de subscrição</text:span><text:span text:style-name="T10"> são valores mobiliários emitidos no limite do CS autorizado no estatuto por SA’s que forem aos seus titulares o direito de preferência na subscrição das ações da empresa, dentro de um prazo preestabelecido e por um preço prefixado;</text:span></text:p>
                </text:list-item>
                <text:list-item>
                  <text:p text:style-name="P60">se partes beneficiárias/bônus de subscrição for alienado por determinado valor, o lançamento será:<text:line-break/>D – BCM<text:line-break/>C – Reserva de Capital – Alienação de Partes Beneficiárias/Bônus de Subscrição</text:p>
                </text:list-item>
                <text:list-item>
                  <text:p text:style-name="P90"><text:span text:style-name="T10">se partes beneficiárias/bônus de subscrição for alienado </text:span><text:span text:style-name="T7">sem</text:span><text:span text:style-name="T10"> valor, a informação sobre sua existência deve ser incluída em </text:span><text:span text:style-name="T7">notas explicativas</text:span><text:span text:style-name="T10">;</text:span></text:p>
                </text:list-item>
              </text:list>
            </text:list-item>
          </text:list>
        </text:list-item>
        <text:list-item>
          <text:p text:style-name="P61">podem ser usadas para:</text:p>
          <text:list>
            <text:list-item>
              <text:p text:style-name="P91"><text:span text:style-name="T10">absorção de prejuízos </text:span><text:span text:style-name="T7">que ultrapassarem o LA e as RL</text:span><text:span text:style-name="T10">;</text:span></text:p>
            </text:list-item>
            <text:list-item>
              <text:p text:style-name="P61">resgate, reembolso ou compra de ações;</text:p>
            </text:list-item>
            <text:list-item>
              <text:p text:style-name="P61">resgate de partes beneficiárias;</text:p>
            </text:list-item>
            <text:list-item>
              <text:p text:style-name="P61">incorporação ao capital social;</text:p>
            </text:list-item>
            <text:list-item>
              <text:p text:style-name="P61">pagamento de dividendo a ações preferenciais;</text:p>
            </text:list-item>
          </text:list>
        </text:list-item>
        <text:list-item>
          <text:p text:style-name="P91"><text:span text:style-name="T10">as </text:span><text:span text:style-name="T7">doações e subvenções </text:span><text:span text:style-name="T10">para investimento e os </text:span><text:span text:style-name="T7">prêmios na emissão de debêntures</text:span><text:span text:style-name="T10"> </text:span><text:span text:style-name="T24">não</text:span><text:span text:style-name="T7"> </text:span><text:span text:style-name="T10">são mais classificados como reservas de capital – atualmente são </text:span><text:span text:style-name="T7">receitas do exercício</text:span><text:span text:style-name="T10">.</text:span></text:p>
        </text:list-item>
      </text:list>
      <text:p text:style-name="P62"/>
      <text:p text:style-name="P25"><text:span text:style-name="T7">AAP</text:span><text:span text:style-name="T10">:</text:span></text:p>
      <text:list xml:id="list3659842604782862989" text:style-name="L13">
        <text:list-item>
          <text:p text:style-name="P92"><text:soft-page-break/><text:span text:style-name="T10">serão classificadas como AAP, enquanto </text:span><text:span text:style-name="T7">não</text:span><text:span text:style-name="T10"> computadas no resultado do exercício em obediência ao regime de competência, as contrapartidas de aumentos ou diminuições de valor atribuídos a elementos do ativo e do passivo, em decorrência da sua avaliação a </text:span><text:span text:style-name="T7">valor justo</text:span><text:span text:style-name="T10">;</text:span></text:p>
        </text:list-item>
        <text:list-item>
          <text:p text:style-name="P63">em regra, os valores registrados em AAP deverão ser transferidos para o resultado do exercício à medida que os ativos e passivos forem sendo realizados.</text:p>
        </text:list-item>
      </text:list>
      <text:p text:style-name="P62"/>
      <text:p text:style-name="P26"><text:span text:style-name="T7">Ações em Tesouraria</text:span><text:span text:style-name="T10">:</text:span></text:p>
      <text:list xml:id="list2288525606222180074" text:style-name="L14">
        <text:list-item>
          <text:p text:style-name="P64">limite é o saldo de lucros acumulados e reservas, exceto a Reserva Legal;</text:p>
        </text:list-item>
        <text:list-item>
          <text:p text:style-name="P93"><text:span text:style-name="T10">a alienação de Ações em Tesouraria </text:span><text:span text:style-name="T7">não</text:span><text:span text:style-name="T10"> representa receita nem despesa:</text:span></text:p>
          <text:list>
            <text:list-item>
              <text:p text:style-name="P93"><text:span text:style-name="T10">se houver </text:span><text:span text:style-name="T7">lucro</text:span><text:span text:style-name="T10"> → credita em Reserva de Capital;</text:span></text:p>
            </text:list-item>
            <text:list-item>
              <text:p text:style-name="P93"><text:span text:style-name="T10">se houver </text:span><text:span text:style-name="T7">prejuízo</text:span><text:span text:style-name="T10"> → debita em Reserva de Capital.</text:span></text:p>
            </text:list-item>
          </text:list>
        </text:list-item>
      </text:list>
      <text:p text:style-name="P65"/>
      <text:p text:style-name="P27"><text:span text:style-name="T7">Reservas de lucros</text:span><text:span text:style-name="T10">:</text:span></text:p>
      <text:list xml:id="list3992666121165098877" text:style-name="L15">
        <text:list-item>
          <text:p text:style-name="P66">Reserva Legal (RL);</text:p>
        </text:list-item>
        <text:list-item>
          <text:p text:style-name="P66">Reservas Estatutárias (RE);</text:p>
        </text:list-item>
        <text:list-item>
          <text:p text:style-name="P66">Reservas para Contingências (RCont);</text:p>
        </text:list-item>
        <text:list-item>
          <text:p text:style-name="P66">Reservas de Incentivos Fiscais (RIF);</text:p>
        </text:list-item>
        <text:list-item>
          <text:p text:style-name="P66">Reserva de Retenção de Lucros (RRL);</text:p>
        </text:list-item>
        <text:list-item>
          <text:p text:style-name="P66">Reserva de Lucros a Realizar (RLR);</text:p>
        </text:list-item>
        <text:list-item>
          <text:p text:style-name="P66">Reserva Especial de Dividendo Obrigatório Não Distribuído (REDO);</text:p>
        </text:list-item>
        <text:list-item>
          <text:p text:style-name="P66">Reserva Específica de Prêmio de Debêntures (REPD).</text:p>
        </text:list-item>
      </text:list>
      <text:p text:style-name="P67"/>
      <text:p text:style-name="P100">[RL + RE + RRL + REDO] &lt;= CS</text:p>
      <text:p text:style-name="P100"/>
      <text:p text:style-name="P28"><text:span text:style-name="T7">Reserva de Lucros</text:span><text:span text:style-name="T10">:</text:span></text:p>
      <text:list xml:id="list6070770702386592190" text:style-name="L16">
        <text:list-item>
          <text:p text:style-name="P94"><text:span text:style-name="T10">antes de qualquer destinação, deve-se aplicar </text:span><text:span text:style-name="T7">5% </text:span><text:span text:style-name="T8">do LLE</text:span><text:span text:style-name="T11">;</text:span></text:p>
        </text:list-item>
        <text:list-item>
          <text:p text:style-name="P95"><text:span text:style-name="T10">limitada a </text:span><text:span text:style-name="T7">20% do CS</text:span><text:span text:style-name="T10">;</text:span></text:p>
        </text:list-item>
        <text:list-item>
          <text:p text:style-name="P95"><text:span text:style-name="T10">a entidade </text:span><text:span text:style-name="T7">poderá</text:span><text:span text:style-name="T10"> deixar de destinar recursos à RL se o somatório dessa reserva com as RC exceder o montante de </text:span><text:span text:style-name="T7">30% do CS</text:span><text:span text:style-name="T10">;</text:span></text:p>
        </text:list-item>
        <text:list-item>
          <text:p text:style-name="P68">é a única reserva de lucros que possui constituição obrigatória para a empresa;</text:p>
        </text:list-item>
        <text:list-item>
          <text:p text:style-name="P69">finalidade: assegurar a integridade do CS;</text:p>
        </text:list-item>
        <text:list-item>
          <text:p text:style-name="P96"><text:span text:style-name="T7">só poderá ser usada para compensar prejuízos ou aumentar o CS</text:span><text:span text:style-name="T10">.</text:span></text:p>
        </text:list-item>
      </text:list>
      <text:p text:style-name="P70"/>
      <text:p text:style-name="P29"><text:span text:style-name="T7">Reserva Estatutária</text:span><text:span text:style-name="T10">:</text:span></text:p>
      <text:list xml:id="list6275687850355082855" text:style-name="L17">
        <text:list-item>
          <text:p text:style-name="P97"><text:span text:style-name="T7">não</text:span><text:span text:style-name="T10"> podem restringir o pagamento do dividendo obrigatório;</text:span></text:p>
        </text:list-item>
        <text:list-item>
          <text:p text:style-name="P71">o estatuto poderá criar reservas desde que, para cada uma:</text:p>
          <text:list>
            <text:list-item>
              <text:p text:style-name="P71">indique sua finalidade;</text:p>
            </text:list-item>
            <text:list-item>
              <text:p text:style-name="P71">fixe critérios para determinar a parcela anual dos lucros líquidos para a sua constituição;</text:p>
            </text:list-item>
            <text:list-item>
              <text:p text:style-name="P71">estabeleça limite máximo.</text:p>
            </text:list-item>
          </text:list>
        </text:list-item>
      </text:list>
      <text:p text:style-name="P72"/>
      <text:p text:style-name="P29"><text:span text:style-name="T7">Reserva para Contingências</text:span><text:span text:style-name="T10">:</text:span></text:p>
      <text:list xml:id="list8337553869995641832" text:style-name="L18">
        <text:list-item>
          <text:p text:style-name="P98"><text:span text:style-name="T10">objetiva preservar o CS de possíveis contingências ocorridas, </text:span><text:span text:style-name="T7">compensando</text:span><text:span text:style-name="T10">, em exercício futuro, a </text:span><text:span text:style-name="T7">diminuição do lucro decorrente de perda julgada provável</text:span><text:span text:style-name="T10">, cujo valor possa ser estimado;</text:span></text:p>
        </text:list-item>
        <text:list-item>
          <text:p text:style-name="P99"><text:span text:style-name="T10">em geral, para fazer frente a </text:span><text:span text:style-name="T7">perdas cíclicas</text:span><text:span text:style-name="T10">;</text:span></text:p>
        </text:list-item>
        <text:list-item>
          <text:p text:style-name="P73">Reserva para Contingências x Provisões:</text:p>
          <text:list>
            <text:list-item>
              <text:p text:style-name="P99"><text:soft-page-break/><text:span text:style-name="T10">Provisão → cobrir despesas </text:span><text:span text:style-name="T7">já incorridas</text:span><text:span text:style-name="T10">;</text:span></text:p>
            </text:list-item>
            <text:list-item>
              <text:p text:style-name="P99"><text:span text:style-name="T10">Reserva para Contingências → expectativas de perdas ou prejuízos ainda </text:span><text:span text:style-name="T7">não incorridos</text:span><text:span text:style-name="T10">.</text:span></text:p>
            </text:list-item>
          </text:list>
        </text:list-item>
      </text:list>
      <text:p text:style-name="P74"/>
      <text:p text:style-name="P75">Reserva de Incentivos Fiscais<text:span text:style-name="T15">:</text:span></text:p>
      <text:p text:style-name="P118"><text:span text:style-name="T15">Lei 6.404/76, Art. 195-A. A assembleia geral </text:span>poderá<text:span text:style-name="T15">, por proposta dos órgãos de administração, destinar para a </text:span>RIF<text:span text:style-name="T15"> a parcela do </text:span>lucro líquido<text:span text:style-name="T15"> decorrente de </text:span>doações ou subvenções governamentais<text:span text:style-name="T15"> para investimentos, que </text:span>poderá ser excluída da BC do dividendo obrigatório<text:span text:style-name="T15">.</text:span></text:p>
      <text:p text:style-name="P119"><text:span text:style-name="T15"/></text:p>
      <text:p text:style-name="P120"><text:span text:style-name="T15">As </text:span>doações e subvenções<text:span text:style-name="T15"> </text:span>devem<text:span text:style-name="T15"> transitar pelo resultado como </text:span>receitas<text:span text:style-name="T15">. Permite-se que a entidade registre, em cada exercício em que reconhecer esse tipo de receita, a transferência de Lucros Acumulados para a conta de RIF o exato valor de tal receita, </text:span>de forma a não distribuir esse valor como lucros ou dividendos aos sócios<text:span text:style-name="T15">.</text:span></text:p>
      <text:p text:style-name="P120"><text:span text:style-name="T15"/></text:p>
      <text:p text:style-name="P121">Reserva de Retenção de Lucros<text:span text:style-name="T15">:</text:span></text:p>
      <text:list xml:id="list2617336378642091758" text:style-name="L20">
        <text:list-item>
          <text:p text:style-name="P101"><text:span text:style-name="T15">para atender a </text:span>projeto de investimento<text:span text:style-name="T15">;</text:span></text:p>
        </text:list-item>
        <text:list-item>
          <text:p text:style-name="P102"><text:span text:style-name="T15">também chamada de Reserva de Lucros para Expansão;</text:span></text:p>
        </text:list-item>
        <text:list-item>
          <text:p text:style-name="P103"><text:span text:style-name="T15">pode ter duração de </text:span>até 5 exercícios<text:span text:style-name="T15">, salvo no caso de execução, por prazo maior, de projeto de investimento;</text:span></text:p>
        </text:list-item>
        <text:list-item>
          <text:p text:style-name="P103"><text:span text:style-name="T15">não pode ser constituída em detrimento do pagamento do dividendo obrigatório.</text:span></text:p>
        </text:list-item>
      </text:list>
      <text:p text:style-name="P104"><text:span text:style-name="T15"/></text:p>
      <text:p text:style-name="P104">Reserva de Lucros a Realizar<text:span text:style-name="T15">:</text:span></text:p>
      <text:list xml:id="list1995271139155879705" text:style-name="L21">
        <text:list-item>
          <text:p text:style-name="P105">pode<text:span text:style-name="T15"> ser constituída quando </text:span>não<text:span text:style-name="T15"> existirem lucros </text:span>realizados<text:span text:style-name="T15"> suficientes para o pagamento do </text:span>dividendo obrigatório<text:span text:style-name="T15">.</text:span></text:p>
        </text:list-item>
      </text:list>
      <text:p text:style-name="P106"><text:span text:style-name="T15"/></text:p>
      <text:p text:style-name="P107"><text:span text:style-name="T15">Se o </text:span>estatuto<text:span text:style-name="T15"> da entidade for </text:span>omisso<text:span text:style-name="T15"> → dividendo obrigatório = 50% x LLA</text:span></text:p>
      <text:p text:style-name="P107"><text:span text:style-name="T15"/></text:p>
      <text:p text:style-name="P108"><text:span text:style-name="T15">LLA = LLE – RL – RCont + Reversão RCont – RIF – REPD</text:span></text:p>
      <text:p text:style-name="P108"><text:span text:style-name="T15"/></text:p>
      <text:p text:style-name="P109"><text:span text:style-name="T15">Consideram-se lucros </text:span>não realizados<text:span text:style-name="T15">:</text:span></text:p>
      <text:list xml:id="list8768254277731767620" text:style-name="L22">
        <text:list-item>
          <text:p text:style-name="P110"><text:span text:style-name="T15">resultado positivo de equivalência patrimonial;</text:span></text:p>
        </text:list-item>
        <text:list-item>
          <text:p text:style-name="P110"><text:span text:style-name="T15">lucro com realização financeira de longo prazo.</text:span></text:p>
        </text:list-item>
      </text:list>
      <text:p text:style-name="P109"><text:span text:style-name="T15"/></text:p>
      <text:p text:style-name="P111"><text:span text:style-name="T15">Lucro </text:span>Realizado<text:span text:style-name="T15"> = LLE – Resultado positivo de EP – Lucro com realização de longo prazo</text:span></text:p>
      <text:p text:style-name="P111"><text:span text:style-name="T15"/></text:p>
      <text:p text:style-name="P112">Reserva Especial de Dividendo Obrigatório Não Distribuído<text:span text:style-name="T15">:</text:span></text:p>
      <text:list xml:id="list9017421330890510789" text:style-name="L23">
        <text:list-item>
          <text:p text:style-name="P113">deve<text:span text:style-name="T15"> constituí-la quando tiver </text:span>dividendo obrigatório a distribuir<text:span text:style-name="T15">, mas </text:span>sem<text:span text:style-name="T15"> condições financeiras para seu pagamento;</text:span></text:p>
        </text:list-item>
        <text:list-item>
          <text:p text:style-name="P113"><text:span text:style-name="T15">os dividendos </text:span>deverão<text:span text:style-name="T15"> ser pagos aos acionistas assim que a situação financeira o permitir, desde que não tenham sido absorvidos por prejuízos dos exercícios seguintes.</text:span></text:p>
        </text:list-item>
      </text:list>
      <text:p text:style-name="P112"><text:span text:style-name="T15"/></text:p>
      <text:p text:style-name="P112">Reserva Específica de Prêmio de Debêntures<text:span text:style-name="T15">:</text:span></text:p>
      <text:list xml:id="list6210430130644691160" text:style-name="L24">
        <text:list-item>
          <text:p text:style-name="P114"><text:span text:style-name="T15">debêntures: títulos de créditos emitidos por SA’s, registrados no </text:span>PC ou PNC<text:span text:style-name="T15">, para captação de recursos que dão direito à participação nos lucros, rendem juros, correção monetária e em alguns casos podem ser convertidas em ações;</text:span></text:p>
        </text:list-item>
        <text:list-item>
          <text:p text:style-name="P114"><text:soft-page-break/><text:span text:style-name="T15">a entidade </text:span>deverá<text:span text:style-name="T15"> reconhecer no </text:span>PNC<text:span text:style-name="T15"> o valor do </text:span>prêmio na emissão de debêntures<text:span text:style-name="T15"> em conta do resultado do exercício pelo regime de competência e </text:span>poderá<text:span text:style-name="T15"> destinar o valor referente à parcela do LLE decorrente do prêmio na emissão de debêntures na constituição da </text:span>REPD<text:span text:style-name="T15">;</text:span></text:p>
        </text:list-item>
        <text:list-item>
          <text:p text:style-name="P114"><text:span text:style-name="T15">para fins de cálculo do limite “soma das reservas de lucro não pode ultrapassar o CS”, receberá o mesmo tratamento da RIF;</text:span></text:p>
        </text:list-item>
        <text:list-item>
          <text:p text:style-name="P114"><text:span text:style-name="T15">entidade </text:span>poderá<text:span text:style-name="T15"> excluir ela da BC dos dividendos obrigatórios.</text:span></text:p>
        </text:list-item>
      </text:list>
      <text:p text:style-name="P115"><text:span text:style-name="T15"/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22">Dividendos Propostos</text:p>
            <text:p text:style-name="P122"><text:span text:style-name="T15"/></text:p>
            <text:p text:style-name="P124">1. Dividendos propostos a serem pagos, <text:span text:style-name="T12">fundamentados em obrigação estatutária</text:span> <text:span text:style-name="T12">(dividendo mínimo obrigatório – DMO)</text:span> atendem a definição de passivo. Logo, ficam registrados no <text:span text:style-name="T12">PC</text:span>.</text:p>
            <text:p text:style-name="P124"/>
            <text:p text:style-name="P124">2. Dividendos propostos pela administração <text:span text:style-name="T13">(dividendos adicionais,</text:span> <text:span text:style-name="T12">excedentes ao DMO</text:span><text:span text:style-name="T13">)</text:span>, <text:span text:style-name="T12">não </text:span>atendem à definição de passivo. Eles deverão ser contabilizados ou não, a depender da situação:</text:p>
            <text:p text:style-name="P124"/>
            <text:p text:style-name="P124">2.1. <text:span text:style-name="T12">Serão divulgados em Notas Explicativas</text:span> → se entidade declarar dividendo adicional <text:span text:style-name="T12">nos meses subsequentes</text:span> ao fechamento das demonstrações financeiras.</text:p>
            <text:p text:style-name="P124"/>
            <text:p text:style-name="P124">2.2. <text:span text:style-name="T12">Serão evidenciados nas demonstrações financeiras </text:span><text:span text:style-name="T14">(contabiliza no PL)</text:span> → se entidade declarar dividendo adicional <text:span text:style-name="T12">antes da data de fechamento das demonstrações</text:span>.</text:p>
          </table:table-cell>
        </table:table-row>
      </table:table>
      <text:p text:style-name="P115"><text:span text:style-name="T15"/></text:p>
      <text:p text:style-name="P116">Lucros Acumulados<text:span text:style-name="T15">:</text:span></text:p>
      <text:list xml:id="list3913736381277901657" text:style-name="L25">
        <text:list-item>
          <text:p text:style-name="P117"><text:span text:style-name="T15">somente nas </text:span>SA’s<text:span text:style-name="T15"> é que </text:span>não<text:span text:style-name="T15"> poderão ter saldo positivo (logo só poderá haver </text:span>Prejuízos Acumulados<text:span text:style-name="T15">), sendo que as demais entidades </text:span>podem<text:span text:style-name="T15"> ter essa conta com saldo positivo;</text:span></text:p>
        </text:list-item>
        <text:list-item>
          <text:p text:style-name="P117"><text:span text:style-name="T15">nas SA’s o saldo positivo de Lucros Acumulados </text:span>deve<text:span text:style-name="T15"> ser totalmente destinados para outras contas;</text:span></text:p>
        </text:list-item>
        <text:list-item>
          <text:p text:style-name="P117"><text:span text:style-name="T15">o </text:span>prejuízo do exercício<text:span text:style-name="T15"> será </text:span>obrigatoriamente<text:span text:style-name="T15"> absorvido na seguinte ordem:</text:span></text:p>
          <text:list>
            <text:list-item>
              <text:p text:style-name="P117"><text:span text:style-name="T15">1º) Lucros Acumulados;</text:span></text:p>
            </text:list-item>
            <text:list-item>
              <text:p text:style-name="P117"><text:span text:style-name="T15">2º) Reservas de Lucros;</text:span></text:p>
            </text:list-item>
            <text:list-item>
              <text:p text:style-name="P117"><text:span text:style-name="T15">3º) Reserva Legal;</text:span></text:p>
            </text:list-item>
          </text:list>
        </text:list-item>
        <text:list-item>
          <text:p text:style-name="P117"><text:span text:style-name="T15">as Reservas de Capital </text:span>poderão<text:span text:style-name="T15"> ser usadas para absorver o prejuízo do exercício.</text:span></text:p>
        </text:list-item>
      </text:list>
      <text:p text:style-name="P116"><text:span text:style-name="T15"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23">Outras contas do PL</text:p>
            <text:p text:style-name="P123"/>
            <text:p text:style-name="P125">Geralmente as questões cobram a literalidade, logo é recomendado memorizar.</text:p>
            <text:p text:style-name="P125"/>
            <text:p text:style-name="P123">Opções Outorgadas Reconhecidas<text:span text:style-name="T15">:</text:span></text:p>
            <text:p text:style-name="P126"><text:span text:style-name="T15">Representam uma conta especial que deve ser usada nos casos em que as sociedades </text:span>negociam serviços de seus administradores e empregados<text:span text:style-name="T15">, cujo </text:span>valor de mercado<text:span text:style-name="T15"> não é facilmente obtido. Deve ser apresentada junto às </text:span>Reservas de Capital<text:span text:style-name="T15">, no PL, quando os serviços negociados tiverem como contraprestação </text:span>pagamentos baseados em ações a serem liquidados com instrumentos patrimoniais<text:span text:style-name="T15">. Caso a liquidação tenha realização prevista em </text:span>dinheiro<text:span text:style-name="T15">, o registro deve ser reconhecido no </text:span>Passivo<text:span text:style-name="T15">.</text:span></text:p>
          </table:table-cell>
        </table:table-row>
      </table:table>
      <text:p text:style-name="P116"><text:soft-page-break/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32ec" officeooo:paragraph-rsid="000832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5 – Demonstrações contábeis: aspectos gerais. Balanço patrimonial: obrigatoriedade e apresentação. Conteúdo dos grupos e subgrupo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3:57:54.606115899</meta:creation-date>
    <dc:date>2018-02-23T16:53:12.928678877</dc:date>
    <meta:editing-duration>PT4H25M36S</meta:editing-duration>
    <meta:editing-cycles>52</meta:editing-cycles>
    <meta:generator>LibreOffice/5.2.7.2$Linux_X86_64 LibreOffice_project/20m0$Build-2</meta:generator>
    <meta:document-statistic meta:table-count="3" meta:image-count="0" meta:object-count="0" meta:page-count="8" meta:paragraph-count="188" meta:word-count="2331" meta:character-count="14889" meta:non-whitespace-character-count="12839"/>
  </office:meta>
</office:document-meta>
</file>